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NewRomanPS" svg:font-family="TimesNewRomanPS"/>
    <style:font-face style:name="TimesNewRomanPSMT" svg:font-family="TimesNewRomanPSM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TimesNewRomanPSMT" fo:font-size="12pt"/>
    </style:style>
    <style:style style:name="P3" style:family="paragraph" style:parent-style-name="Text_20_body">
      <style:paragraph-properties fo:margin-left="0in" fo:margin-right="0in" fo:text-indent="0in" style:auto-text-indent="false"/>
      <style:text-properties style:font-name="TimesNewRomanPSMT" fo:font-size="12pt"/>
    </style:style>
    <style:style style:name="P4" style:family="paragraph" style:parent-style-name="Text_20_body" style:list-style-name="L1"/>
    <style:style style:name="P5" style:family="paragraph" style:parent-style-name="Text_20_body">
      <style:text-properties style:font-name="TimesNewRomanPSMT" fo:font-size="12pt"/>
    </style:style>
    <style:style style:name="P6" style:family="paragraph" style:parent-style-name="Text_20_body" style:list-style-name="L1">
      <style:text-properties style:font-name="TimesNewRomanPSMT" fo:font-size="12pt"/>
    </style:style>
    <style:style style:name="P7" style:family="paragraph" style:parent-style-name="Preformatted_20_Text">
      <style:paragraph-properties fo:margin-left="0in" fo:margin-right="0in" fo:margin-top="0in" fo:margin-bottom="0in" fo:text-align="start" style:justify-single-word="false" fo:orphans="2" fo:widows="2" fo:text-indent="0in" style:auto-text-indent="false" fo:padding="0in" fo:border="none"/>
    </style:style>
    <style:style style:name="T1" style:family="text">
      <style:text-properties style:font-name="TimesNewRomanPSMT" fo:font-size="12pt"/>
    </style:style>
    <style:style style:name="T2" style:family="text">
      <style:text-properties style:font-name="TimesNewRomanPS" fo:font-size="12pt" fo:font-style="italic"/>
    </style:style>
    <style:style style:name="T3" style:family="text">
      <style:text-properties fo:font-variant="normal" fo:text-transform="none" fo:color="#000000" style:font-name="TimesNewRomanPSMT" fo:font-size="12pt" fo:letter-spacing="normal" fo:font-style="normal" fo:font-weight="normal"/>
    </style:style>
    <style:style style:name="T4" style:family="text">
      <style:text-properties fo:font-variant="normal" fo:text-transform="none" fo:color="#000000" style:font-name="TimesNewRomanPSMT" fo:font-size="12pt" fo:letter-spacing="normal" fo:font-style="italic" fo:font-weight="normal"/>
    </style:style>
    <style:style style:name="T5" style:family="text">
      <style:text-properties fo:font-style="italic" style:font-style-asian="italic"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 Andrew Dirksen</text:p>
      <text:p text:style-name="P2">Topic: Higher Order Questions/Functions</text:p>
      <text:p text:style-name="P2">General Purpose: To inform</text:p>
      <text:p text:style-name="P2">Specific Purpose: To introduce the class to common higher order functions, and their uses.</text:p>
      <text:p text:style-name="P3"/>
      <text:list xml:id="list6769482847989345372" text:style-name="L1">
        <text:list-item>
          <text:p text:style-name="P6">Introduction</text:p>
          <text:list>
            <text:list-item>
              <text:p text:style-name="P6">Attention-getter: Let's think of some non-open-ended questions. For example: Which is more popular, dogs or cats. Extra points if the question is silly.</text:p>
              <text:list>
                <text:list-item>
                  <text:p text:style-name="P6">(break questions down on the board if possible until you need a higher order function)</text:p>
                </text:list-item>
                <text:list-item>
                  <text:p text:style-name="P6">Function is a question.</text:p>
                </text:list-item>
              </text:list>
            </text:list-item>
            <text:list-item>
              <text:p text:style-name="P6">Thesis statement: Questions can be disassembled into simpler questions using Higher Order Questions.</text:p>
            </text:list-item>
            <text:list-item>
              <text:p text:style-name="P6">Preview main points:</text:p>
              <text:list>
                <text:list-item>
                  <text:p text:style-name="P6">map: asks a question about every item in the list</text:p>
                </text:list-item>
                <text:list-item>
                  <text:p text:style-name="P6">filter: removes unwanted items from a list</text:p>
                </text:list-item>
                <text:list-item>
                  <text:p text:style-name="P6">reduce: most difficult of the three higher order questions</text:p>
                </text:list-item>
              </text:list>
            </text:list-item>
          </text:list>
        </text:list-item>
      </text:list>
      <text:p text:style-name="P2">Learned these from “Learn you a Haskell” and “fun fun function”</text:p>
      <text:list xml:id="list908232523" text:continue-numbering="true" text:style-name="L1">
        <text:list-item>
          <text:list>
            <text:list-item>
              <text:p text:style-name="P6">Establish credibility: I use these all the time.</text:p>
              <text:list>
                <text:list-item>
                  <text:p text:style-name="P6">I've been programming since forever ago. Higher order functions are super nice.</text:p>
                </text:list-item>
              </text:list>
            </text:list-item>
            <text:list-item>
              <text:p text:style-name="P6">Establish rapport with audience/give reason to listen. If you plan to try coding in the future, knowing higher order functions will let you accomplish things quicker, and prevent swaths of errors you may encounter otherwise.</text:p>
              <text:list>
                <text:list-item>
                  <text:p text:style-name="P6">Don't care about programming?</text:p>
                  <text:list>
                    <text:list-item>
                      <text:p text:style-name="P6">View as thought exercise</text:p>
                    </text:list-item>
                    <text:list-item>
                      <text:p text:style-name="P6">hopefully interesting, entertaining, relaxing</text:p>
                    </text:list-item>
                  </text:list>
                </text:list-item>
              </text:list>
            </text:list-item>
          </text:list>
        </text:list-item>
        <text:list-item>
          <text:p text:style-name="P6">Main Topic 1: Map is a higher order question, that is, it asks a question about another question.</text:p>
          <text:list>
            <text:list-item>
              <text:p text:style-name="P6">Requires another question, and a list of nouns.</text:p>
              <text:list>
                <text:list-item>
                  <text:p text:style-name="P6">Question: How many calories does it have?</text:p>
                </text:list-item>
                <text:list-item>
                  <text:p text:style-name="P6">List: [ tomato apple carrot spaceship ]</text:p>
                </text:list-item>
                <text:list-item>
                  <text:p text:style-name="P6">[ tomato apple carrot spaceship ] map (How many calories does it have?)</text:p>
                  <text:p text:style-name="P6">= [ 50 79 1 1000000 ]</text:p>
                </text:list-item>
              </text:list>
            </text:list-item>
            <text:list-item>
              <text:p text:style-name="P6">The answer to map is always a list of answers.</text:p>
            </text:list-item>
          </text:list>
          <text:p text:style-name="P4"><text:span text:style-name="T2">Connective</text:span><text:span text:style-name="T1">: What if we don't want any fruit? That's where filter comes in.</text:span></text:p>
        </text:list-item>
        <text:list-item>
          <text:p text:style-name="P6"><text:s/>Main Topic 2. Filter removes things from a list.</text:p>
          <text:list>
            <text:list-item>
              <text:p text:style-name="P6"><text:soft-page-break/>Like map, but requires a yes or no question</text:p>
              <text:list>
                <text:list-item>
                  <text:p text:style-name="P6">If sub-question answers no, drops item from list.</text:p>
                </text:list-item>
                <text:list-item>
                  <text:p text:style-name="P6">The answer to filter is always a list.</text:p>
                </text:list-item>
                <text:list-item>
                  <text:p text:style-name="P6">filter a lake</text:p>
                </text:list-item>
                <text:list-item>
                  <text:p text:style-name="P6">go fishing</text:p>
                </text:list-item>
              </text:list>
            </text:list-item>
          </text:list>
          <text:p text:style-name="P4"><text:span text:style-name="T2">Connective</text:span><text:span text:style-name="T1">: A list of fish will only get you so far.</text:span></text:p>
        </text:list-item>
        <text:list-item>
          <text:p text:style-name="P6">Main Topic 3. Reduce combines elements of a list using a predicate.</text:p>
          <text:list>
            <text:list-item>
              <text:p text:style-name="P6">Example: [ 1 2 3 ] reduce (+) = 1 + 2 + 3 = 6</text:p>
            </text:list-item>
            <text:list-item>
              <text:p text:style-name="P6">Fish → filter (adult) → map cook → reduce (blend together)</text:p>
            </text:list-item>
          </text:list>
        </text:list-item>
        <text:list-item>
          <text:p text:style-name="P6">Conclusion</text:p>
          <text:list>
            <text:list-item>
              <text:p text:style-name="P6">Signal the ending: How is all this useful?</text:p>
              <text:list>
                <text:list-item>
                  <text:p text:style-name="P6">This is programming.</text:p>
                </text:list-item>
                <text:list-item>
                  <text:p text:style-name="P6">rephrasing things in a “simpler” form</text:p>
                </text:list-item>
                <text:list-item>
                  <text:p text:style-name="P6">Facebook counting friends example</text:p>
                </text:list-item>
              </text:list>
            </text:list-item>
            <text:list-item>
              <text:p text:style-name="P6">Restate thesis</text:p>
              <text:list>
                <text:list-item>
                  <text:p text:style-name="P6">You can translate normal English into computer code.</text:p>
                </text:list-item>
              </text:list>
            </text:list-item>
            <text:list-item>
              <text:p text:style-name="P6">Recapitulate main points</text:p>
              <text:list>
                <text:list-item>
                  <text:p text:style-name="P6">Went over some common higher order functions, filter, map, reduce.</text:p>
                </text:list-item>
              </text:list>
            </text:list-item>
            <text:list-item>
              <text:p text:style-name="P6">Clincher</text:p>
              <text:list>
                <text:list-item>
                  <text:p text:style-name="P6">Read the room.</text:p>
                </text:list-item>
              </text:list>
            </text:list-item>
          </text:list>
        </text:list-item>
      </text:list>
      <text:p text:style-name="P2"/>
      <text:p text:style-name="P2">Works Cited </text:p>
      <text:p text:style-name="P7"><text:bookmark text:name="2018642"/><text:span text:style-name="T3">Lipovaca, Miran.</text:span><text:span text:style-name="T1"> </text:span><text:bookmark text:name="20186421"/><text:span text:style-name="T4">Learn You a Haskell for Great Good!: A Beginner's Guide</text:span><text:span text:style-name="T1">. </text:span><text:bookmark text:name="20186422"/><text:span text:style-name="T3">No Starch Press.</text:span><text:span text:style-name="T1"> </text:span><text:bookmark text:name="20186423"/><text:span text:style-name="T3">2011</text:span><text:span text:style-name="T1">. <text:tab/>Print. </text:span></text:p>
      <text:p text:style-name="Text_20_body"><text:span text:style-name="T5">Higher-order functions - Part 1 of Functional Programming in JavaScript</text:span>. YouTube. 21 June 2015. <text:tab/>Web video. 12 Jul. 2018.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NewRomanPS" svg:font-family="TimesNewRomanPS"/>
    <style:font-face style:name="TimesNewRomanPSMT" svg:font-family="TimesNewRomanPSM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irksen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0T12:08:05</meta:creation-date>
    <dc:date>2018-07-17T14:21:47</dc:date>
    <meta:editing-duration>PT5H20M28S</meta:editing-duration>
    <meta:editing-cycles>2</meta:editing-cycles>
    <meta:generator>OpenOffice/4.1.5$Unix OpenOffice.org_project/415m1$Build-9789</meta:generator>
    <meta:document-statistic meta:table-count="0" meta:image-count="0" meta:object-count="0" meta:page-count="2" meta:paragraph-count="53" meta:word-count="490" meta:character-count="2743"/>
  </office:meta>
</office:document-meta>
</file>